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style:font-size-asian="10pt" style:font-size-complex="10pt"/>
    </style:style>
    <style:style style:name="P2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officeooo:rsid="000e5ef4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officeooo:rsid="000e5ef4" officeooo:paragraph-rsid="000e5ef4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style:font-name="DejaVu Sans Light" fo:font-size="10pt" fo:font-weight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14%" fo:text-align="start" style:justify-single-word="false" fo:text-indent="0in" style:auto-text-indent="false" style:writing-mode="lr-tb"/>
      <style:text-properties style:font-name="DejaVu Sans Light" fo:font-size="10pt" officeooo:rsid="00103576" officeooo:paragraph-rsid="00103576" style:font-size-asian="10pt" style:font-size-complex="10pt"/>
    </style:style>
    <style:style style:name="T1" style:family="text">
      <style:text-properties officeooo:rsid="000e5ef4"/>
    </style:style>
    <style:style style:name="T2" style:family="text">
      <style:text-properties fo:font-variant="normal" fo:text-transform="none" fo:color="#000000" style:font-size-asian="10pt" style:font-size-complex="10pt"/>
    </style:style>
    <style:style style:name="T3" style:family="text">
      <style:text-properties fo:font-variant="normal" fo:text-transform="none" fo:color="#000000" officeooo:rsid="000e5ef4" style:font-size-asian="10pt" style:font-size-complex="10pt"/>
    </style:style>
    <style:style style:name="T4" style:family="text">
      <style:text-properties fo:font-variant="normal" fo:text-transform="none" fo:color="#000000" officeooo:rsid="0011e942" style:font-size-asian="10pt" style:font-size-complex="10pt"/>
    </style:style>
    <style:style style:name="T5" style:family="text">
      <style:text-properties officeooo:rsid="00103576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span text:style-name="T1">ROOT:</text:span> lab 3</text:p>
        <text:p text:style-name="P1"/>
        <text:p text:style-name="P3">Root is a 'blank' start up project.</text:p>
        <text:p text:style-name="P1">1. Make some nicer animation <text:span text:style-name="T5">'onLoaded' of all pages</text:span> ex</text:p>
        <text:p text:style-name="P1"/>
        <text:p text:style-name="P6"><text:s/>TweenLite.from('#'+nid, 2</text:p>
        <text:p text:style-name="P6"><text:s text:c="12"/>,{css:{rotationY:90, transformOrigin:"100% "}</text:p>
        <text:p text:style-name="P6"><text:s text:c="16"/>,onComplete:function(){</text:p>
        <text:p text:style-name="P6"><text:s text:c="20"/>console.log('animated') }</text:p>
        <text:p text:style-name="P6"><text:s text:c="12"/>})</text:p>
        <text:p text:style-name="P1"/>
        <text:p text:style-name="P1"/>
        <text:p text:style-name="P5"><text:span text:style-name="T3">2</text:span><text:span text:style-name="T2">. </text:span><text:span text:style-name="T4">study hashing</text:span></text:p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6:11:48.19</meta:creation-date>
    <dc:date>2013-09-11T16:31:24.953303000</dc:date>
    <meta:editing-duration>PT1M37S</meta:editing-duration>
    <meta:editing-cycles>6</meta:editing-cycles>
    <meta:print-date>2013-09-11T16:31:18.520343000</meta:print-date>
    <meta:document-statistic meta:table-count="0" meta:image-count="0" meta:object-count="0" meta:page-count="1" meta:paragraph-count="9" meta:word-count="32" meta:character-count="298" meta:non-whitespace-character-count="214"/>
  </office:meta>
</office:document-meta>
</file>